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2000000020592F1C17003BECD6.png" manifest:media-type="image/png"/>
  <manifest:file-entry manifest:full-path="Pictures/10000201000001DB0000017EDE16ADDA95C905C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00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fill-color="#9966cc" draw:textarea-horizontal-align="justify" draw:textarea-vertical-align="middle" draw:auto-grow-height="false" fo:min-height="1.25cm" fo:min-width="1.301cm"/>
    </style:style>
    <style:style style:name="gr4" style:family="graphic" style:parent-style-name="objectwithoutfill">
      <style:graphic-properties svg:stroke-color="#990099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0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Dashed_20__28_var_29_" svg:stroke-color="#007826"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-color="#ff9999" draw:textarea-horizontal-align="justify" draw:textarea-vertical-align="middle" draw:auto-grow-height="false" fo:min-height="0.75cm" fo:min-width="2.5cm"/>
    </style:style>
    <style:style style:name="gr9" style:family="graphic" style:parent-style-name="objectwithoutfill">
      <style:graphic-properties draw:stroke="dash" draw:stroke-dash="Fine_20_Dashed" svg:stroke-color="#00782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1" style:family="graphic" style:parent-style-name="objectwithoutfill">
      <style:graphic-properties draw:stroke="solid" draw:stroke-dash="Fine_20_Dashed" svg:stroke-color="#cc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Fine_20_Dashed" svg:stroke-color="#990099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cc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9966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cm" svg:height="1cm" svg:x="8cm" svg:y="9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8cm" svg:y="7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1cm" svg:x="8cm" svg:y="5cm">
          <text:p text:style-name="P1"><text:span text:style-name="T1">HTTP Work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cm" svg:height="1cm" svg:x="3cm" svg:y="7cm">
          <text:p text:style-name="P1"><text:span text:style-name="T1">Master Proces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1.8cm" svg:height="2.4cm" svg:x="3.6cm" svg:y="10cm">
          <text:p text:style-name="P4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type="curve" svg:x1="6cm" svg:y1="7.5cm" svg:x2="8cm" svg:y2="5.5cm" draw:start-shape="id1" draw:start-glue-point="1" draw:end-shape="id2" svg:d="M6000 7500c1500 0 500-2000 2000-2000" svg:viewBox="0 0 2001 2001">
          <text:p/>
        </draw:connector>
        <draw:connector draw:style-name="gr4" draw:text-style-name="P6" draw:layer="layout" draw:type="curve" svg:x1="6cm" svg:y1="7.5cm" svg:x2="8cm" svg:y2="7.5cm" draw:start-shape="id1" draw:start-glue-point="1" draw:end-shape="id3" draw:end-glue-point="3" svg:d="M6000 7500h2000" svg:viewBox="0 0 2001 1">
          <text:p/>
        </draw:connector>
        <draw:connector draw:style-name="gr4" draw:text-style-name="P6" draw:layer="layout" draw:type="curve" svg:x1="6cm" svg:y1="7.5cm" svg:x2="8cm" svg:y2="9.5cm" draw:start-shape="id1" draw:start-glue-point="1" draw:end-shape="id4" draw:end-glue-point="3" svg:d="M6000 7500c1500 0 500 2000 2000 2000" svg:viewBox="0 0 2001 2001">
          <text:p/>
        </draw:connector>
        <draw:connector draw:style-name="gr5" draw:text-style-name="P6" draw:layer="layout" draw:type="curve" svg:x1="11cm" svg:y1="9.5cm" svg:x2="5.4cm" svg:y2="11.2cm" draw:start-shape="id4" draw:start-glue-point="1" draw:end-shape="id5" draw:end-glue-point="8" svg:d="M11000 9500c751 0 3551 1700-5600 1700" svg:viewBox="0 0 6594 1701">
          <text:p/>
        </draw:connector>
        <draw:connector draw:style-name="gr5" draw:text-style-name="P6" draw:layer="layout" draw:type="curve" svg:x1="11cm" svg:y1="7.5cm" svg:x2="5.4cm" svg:y2="11.2cm" draw:start-shape="id3" draw:start-glue-point="1" draw:end-shape="id5" draw:end-glue-point="8" svg:d="M11000 7500c751 0 3551 3700-5600 3700" svg:viewBox="0 0 6594 3701">
          <text:p/>
        </draw:connector>
        <draw:connector draw:style-name="gr5" draw:text-style-name="P6" draw:layer="layout" draw:type="curve" svg:x1="11cm" svg:y1="5.5cm" svg:x2="5.4cm" svg:y2="11.2cm" draw:start-shape="id2" draw:start-glue-point="1" draw:end-shape="id5" draw:end-glue-point="8" svg:d="M11000 5500c751 0 3551 5700-5600 5700" svg:viewBox="0 0 6594 5701">
          <text:p/>
        </draw:connector>
        <draw:g xml:id="id6" draw:id="id6">
          <draw:frame draw:style-name="gr6" draw:text-style-name="P4" draw:layer="layout" svg:width="1.6cm" svg:height="1.3cm" svg:x="14cm" svg:y="2.1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365cm" svg:y="2.49cm">
            <draw:image xlink:href="Pictures/100002010000002000000020592F1C17003BECD6.png" xlink:type="simple" xlink:show="embed" xlink:actuate="onLoad">
              <text:p/>
            </draw:image>
          </draw:frame>
        </draw:g>
        <draw:g xml:id="id7" draw:id="id7">
          <draw:frame draw:style-name="gr6" draw:text-style-name="P4" draw:layer="layout" svg:width="1.6cm" svg:height="1.3cm" svg:x="14cm" svg:y="3.7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365cm" svg:y="4.09cm">
            <draw:image xlink:href="Pictures/100002010000002000000020592F1C17003BECD6.png" xlink:type="simple" xlink:show="embed" xlink:actuate="onLoad">
              <text:p/>
            </draw:image>
          </draw:frame>
        </draw:g>
        <draw:g xml:id="id8" draw:id="id8">
          <draw:frame draw:style-name="gr6" draw:text-style-name="P4" draw:layer="layout" svg:width="1.6cm" svg:height="1.3cm" svg:x="14.1cm" svg:y="5.3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465cm" svg:y="5.69cm">
            <draw:image xlink:href="Pictures/100002010000002000000020592F1C17003BECD6.png" xlink:type="simple" xlink:show="embed" xlink:actuate="onLoad">
              <text:p/>
            </draw:image>
          </draw:frame>
        </draw:g>
        <draw:g xml:id="id9" draw:id="id9">
          <draw:frame draw:style-name="gr6" draw:text-style-name="P4" draw:layer="layout" svg:width="1.6cm" svg:height="1.3cm" svg:x="14.1cm" svg:y="6.9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465cm" svg:y="7.29cm">
            <draw:image xlink:href="Pictures/100002010000002000000020592F1C17003BECD6.png" xlink:type="simple" xlink:show="embed" xlink:actuate="onLoad">
              <text:p/>
            </draw:image>
          </draw:frame>
        </draw:g>
        <draw:g xml:id="id10" draw:id="id10">
          <draw:frame draw:style-name="gr6" draw:text-style-name="P4" draw:layer="layout" svg:width="1.6cm" svg:height="1.3cm" svg:x="14.1cm" svg:y="8.5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465cm" svg:y="8.89cm">
            <draw:image xlink:href="Pictures/100002010000002000000020592F1C17003BECD6.png" xlink:type="simple" xlink:show="embed" xlink:actuate="onLoad">
              <text:p/>
            </draw:image>
          </draw:frame>
        </draw:g>
        <draw:g xml:id="id11" draw:id="id11">
          <draw:frame draw:style-name="gr6" draw:text-style-name="P4" draw:layer="layout" svg:width="1.6cm" svg:height="1.3cm" svg:x="14.1cm" svg:y="10.2cm">
            <draw:image xlink:href="Pictures/10000201000001DB0000017EDE16ADDA95C905C4.png" xlink:type="simple" xlink:show="embed" xlink:actuate="onLoad">
              <text:p/>
            </draw:image>
          </draw:frame>
          <draw:frame draw:style-name="gr6" draw:text-style-name="P4" draw:layer="layout" svg:width="0.463cm" svg:height="0.468cm" svg:x="14.465cm" svg:y="10.59cm">
            <draw:image xlink:href="Pictures/100002010000002000000020592F1C17003BECD6.png" xlink:type="simple" xlink:show="embed" xlink:actuate="onLoad">
              <text:p/>
            </draw:image>
          </draw:frame>
        </draw:g>
        <draw:connector draw:style-name="gr7" draw:text-style-name="P6" draw:layer="layout" draw:type="curve" svg:x1="9.5cm" svg:y1="5cm" svg:x2="14cm" svg:y2="2.75cm" draw:start-shape="id2" draw:start-glue-point="0" draw:end-shape="id6" draw:end-glue-point="3" svg:d="M9500 5000c0-1500 1500-2250 4500-2250" svg:viewBox="0 0 4501 2251">
          <text:p/>
        </draw:connector>
        <draw:connector draw:style-name="gr7" draw:text-style-name="P6" draw:layer="layout" draw:type="curve" svg:x1="9.5cm" svg:y1="5cm" svg:x2="14cm" svg:y2="4.35cm" draw:start-shape="id2" draw:start-glue-point="0" draw:end-shape="id7" draw:end-glue-point="3" svg:d="M9500 5000c0-434 1500-650 4500-650" svg:viewBox="0 0 4501 651">
          <text:p/>
        </draw:connector>
        <draw:connector draw:style-name="gr7" draw:text-style-name="P6" draw:layer="layout" draw:type="curve" svg:x1="9.5cm" svg:y1="5cm" svg:x2="14.1cm" svg:y2="5.95cm" draw:start-shape="id2" draw:start-glue-point="0" draw:end-shape="id8" draw:end-glue-point="3" svg:d="M9500 5000c0-751 1526-626 2095-201s182 1151 2505 1151" svg:viewBox="0 0 4601 1493">
          <text:p/>
        </draw:connector>
        <draw:connector draw:style-name="gr7" draw:text-style-name="P6" draw:layer="layout" draw:type="curve" svg:x1="9.5cm" svg:y1="7cm" svg:x2="14.1cm" svg:y2="7.55cm" draw:start-shape="id3" draw:start-glue-point="0" draw:end-shape="id9" draw:end-glue-point="3" svg:d="M9500 7000c0-751 1526-626 2095-301s182 851 2505 851" svg:viewBox="0 0 4601 1108">
          <text:p/>
        </draw:connector>
        <draw:connector draw:style-name="gr7" draw:text-style-name="P6" draw:layer="layout" draw:type="curve" svg:x1="9.5cm" svg:y1="9cm" svg:x2="14.1cm" svg:y2="9.15cm" draw:start-shape="id4" draw:start-glue-point="0" draw:end-shape="id10" draw:end-glue-point="3" svg:d="M9500 9000c0-751 1526-626 2095-401s182 551 2505 551" svg:viewBox="0 0 4601 725">
          <text:p/>
        </draw:connector>
        <draw:connector draw:style-name="gr7" draw:text-style-name="P6" draw:layer="layout" draw:type="curve" svg:x1="9.5cm" svg:y1="9cm" svg:x2="14.1cm" svg:y2="10.85cm" draw:start-shape="id4" draw:start-glue-point="0" draw:end-shape="id11" draw:end-glue-point="3" svg:d="M9500 9000c0-751 1526-626 2095 24s182 1826 2505 1826" svg:viewBox="0 0 4601 2366">
          <text:p/>
        </draw:connector>
        <draw:custom-shape draw:style-name="gr8" draw:text-style-name="P7" xml:id="id12" draw:id="id12" draw:layer="layout" svg:width="3cm" svg:height="1cm" svg:x="3cm" svg:y="4.7cm">
          <text:p text:style-name="P1"><text:span text:style-name="T1">Logger 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4.5cm" svg:y1="5.7cm" svg:x2="4.5cm" svg:y2="7cm" draw:start-shape="id12" draw:start-glue-point="2" draw:end-shape="id1" draw:end-glue-point="0" svg:d="M4500 5700v1300" svg:viewBox="0 0 1 1301">
          <text:p/>
        </draw:connector>
        <draw:line draw:style-name="gr9" draw:text-style-name="P6" draw:layer="layout" svg:x1="3.7cm" svg:y1="2cm" svg:x2="5.6cm" svg:y2="2cm">
          <text:p/>
        </draw:line>
        <draw:frame draw:style-name="gr10" draw:text-style-name="P8" draw:layer="layout" svg:width="1.607cm" svg:height="0.725cm" svg:x="2.093cm" svg:y="1.6cm">
          <draw:text-box draw:corner-radius="3.607cm">
            <text:p><text:span text:style-name="T1">HTTP</text:span></text:p>
          </draw:text-box>
        </draw:frame>
        <draw:line draw:style-name="gr11" draw:text-style-name="P6" draw:layer="layout" svg:x1="3.7cm" svg:y1="2.875cm" svg:x2="5.6cm" svg:y2="2.875cm">
          <text:p/>
        </draw:line>
        <draw:frame draw:style-name="gr10" draw:text-style-name="P8" draw:layer="layout" svg:width="1.607cm" svg:height="0.725cm" svg:x="2.093cm" svg:y="2.475cm">
          <draw:text-box draw:corner-radius="3.607cm">
            <text:p><text:span text:style-name="T1">DB</text:span></text:p>
          </draw:text-box>
        </draw:frame>
        <draw:line draw:style-name="gr12" draw:text-style-name="P6" draw:layer="layout" svg:x1="3.7cm" svg:y1="3.675cm" svg:x2="5.6cm" svg:y2="3.675cm">
          <text:p/>
        </draw:line>
        <draw:frame draw:style-name="gr10" draw:text-style-name="P8" draw:layer="layout" svg:width="1.607cm" svg:height="0.725cm" svg:x="2.093cm" svg:y="3.275cm">
          <draw:text-box draw:corner-radius="3.607cm">
            <text:p><text:span text:style-name="T1">I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9:09:29.207498900</meta:creation-date>
    <dc:date>2018-02-27T09:23:02.409132915</dc:date>
    <meta:editing-duration>PT3M12S</meta:editing-duration>
    <meta:editing-cycles>3</meta:editing-cycles>
    <meta:generator>LibreOffice/6.0.0.3$Linux_X86_64 LibreOffice_project/64a0f66915f38c6217de274f0aa8e15618924765</meta:generator>
    <meta:document-statistic meta:object-count="43"/>
  </office:meta>
</office:document-meta>
</file>